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8" style:family="graphic" style:parent-style-name="standard">
      <style:graphic-properties draw:fill-color="#2300dc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-color="#4b1f6f" draw:textarea-horizontal-align="justify" draw:textarea-vertical-align="middle" draw:auto-grow-height="false" fo:wrap-option="wrap"/>
    </style:style>
    <style:style style:name="gr11" style:family="graphic" style:parent-style-name="standard">
      <style:graphic-properties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P3" style:family="paragraph">
      <style:paragraph-properties fo:text-align="center"/>
      <style:text-properties fo:font-family="Arial" style:font-family-generic="roman" style:font-pitch="variable" style:font-family-asian="'Arial Unicode MS'" style:font-family-generic-asian="system" style:font-pitch-asian="variable" style:font-family-complex="'Arial Unicode MS'" style:font-family-generic-complex="system" style:font-pitch-complex="variable"/>
    </style:style>
    <style:style style:name="P4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color="#ffffff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7" style:family="paragraph">
      <style:text-properties fo:font-size="72pt" fo:font-weight="bold" style:font-size-asian="72pt" style:font-weight-asian="bold" style:font-size-complex="72pt" style:font-weight-complex="bold"/>
    </style:style>
    <style:style style:name="P8" style:family="paragraph">
      <style:paragraph-properties fo:text-align="center"/>
      <style:text-properties fo:color="#ffffff" fo:font-size="66pt" style:font-size-asian="66pt" style:font-size-complex="66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T5" style:family="text"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7" style:family="text">
      <style:text-properties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ffffff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6.35cm" svg:height="3.175cm" svg:x="20.216cm" svg:y="10.95cm">
          <text:p text:style-name="P1">Connect Node to NMRA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6.35cm" svg:height="3.175cm" svg:x="20.251cm" svg:y="33.785cm">
          <text:p text:style-name="P1">Send CID Frame with 12 Bits of 48 Bit Node ID and <text:s/>12 Bit Node Alia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6.985cm" svg:height="4.064cm" svg:x="19.916cm" svg:y="38.23cm">
          <text:p text:style-name="P2">50ms Expir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xml:id="id3" draw:id="id3" draw:layer="layout" svg:x1="23.426cm" svg:y1="36.96cm" svg:x2="23.409cm" svg:y2="38.23cm" draw:start-shape="id1" draw:start-glue-point="2" draw:end-shape="id2" draw:end-glue-point="4" svg:d="m23426 36960v635h-17v635">
          <text:p/>
        </draw:connector>
        <draw:connector draw:style-name="gr4" draw:text-style-name="P1" draw:layer="layout" svg:x1="19.916cm" svg:y1="40.262cm" svg:x2="23.417cm" svg:y2="37.595cm" draw:start-shape="id2" draw:start-glue-point="5" draw:end-shape="id3" draw:end-glue-point="0" svg:d="m19916 40262h-502v-2667h4003">
          <text:p/>
        </draw:connector>
        <draw:custom-shape draw:style-name="gr3" draw:text-style-name="P1" xml:id="id4" draw:id="id4" draw:layer="layout" svg:width="6.985cm" svg:height="4.064cm" svg:x="19.916cm" svg:y="43.31cm">
          <text:p text:style-name="P4">Receive RID</text:p>
          <text:p text:style-name="P4">Fram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3.409cm" svg:y1="42.294cm" svg:x2="23.409cm" svg:y2="43.31cm" draw:start-shape="id2" draw:start-glue-point="6" draw:end-shape="id4" draw:end-glue-point="4" svg:d="m23409 42294v1016">
          <text:p/>
        </draw:connector>
        <draw:custom-shape draw:style-name="gr2" draw:text-style-name="P1" xml:id="id6" draw:id="id6" draw:layer="layout" svg:width="6.35cm" svg:height="3.175cm" svg:x="20.251cm" svg:y="24.905cm">
          <text:p text:style-name="P4">Generate Node ID Alias from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.35cm" svg:height="3.175cm" svg:x="5.756cm" svg:y="24.905cm">
          <text:p text:style-name="P1">Run Pseudo-Random Number Generator on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6.35cm" svg:height="3.175cm" svg:x="20.251cm" svg:y="20.785cm">
          <text:p text:style-name="P1">Copy Node ID into <text:span text:style-name="T1">Pseudo-</text:span><text:span text:style-name="T2">Random Number Generator 48 Bit Seed</text:span>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916cm" svg:y1="45.342cm" svg:x2="8.931cm" svg:y2="28.08cm" draw:start-shape="id4" draw:start-glue-point="5" draw:end-shape="id5" draw:end-glue-point="2" svg:d="m19916 45342h-10985v-17262">
          <text:p/>
        </draw:connector>
        <draw:frame draw:style-name="gr5" draw:layer="layout" svg:width="1.539cm" svg:height="0.962cm" svg:x="23.357cm" svg:y="42.078cm">
          <draw:text-box>
            <text:p>Yes</text:p>
          </draw:text-box>
        </draw:frame>
        <draw:frame draw:style-name="gr5" draw:layer="layout" svg:width="1.315cm" svg:height="0.962cm" svg:x="17.8cm" svg:y="38.465cm">
          <draw:text-box>
            <text:p>No</text:p>
          </draw:text-box>
        </draw:frame>
        <draw:frame draw:style-name="gr5" draw:layer="layout" svg:width="1.539cm" svg:height="0.962cm" svg:x="17.276cm" svg:y="44.31cm">
          <draw:text-box>
            <text:p>Yes</text:p>
          </draw:text-box>
        </draw:frame>
        <draw:connector draw:style-name="gr4" draw:text-style-name="P1" draw:layer="layout" svg:x1="12.106cm" svg:y1="26.492cm" svg:x2="20.251cm" svg:y2="26.492cm" draw:start-shape="id5" draw:start-glue-point="1" draw:end-shape="id6" draw:end-glue-point="3" svg:d="m12106 26492h8145">
          <text:p/>
        </draw:connector>
        <draw:custom-shape draw:style-name="gr3" draw:text-style-name="P1" xml:id="id7" draw:id="id7" draw:layer="layout" svg:width="6.985cm" svg:height="5.588cm" svg:x="19.916cm" svg:y="48.355cm">
          <text:p text:style-name="P4">Have all four 12 </text:p>
          <text:p text:style-name="P4">Bit Node ID chunks </text:p>
          <text:p text:style-name="P4">been s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3.409cm" svg:y1="47.374cm" svg:x2="23.409cm" svg:y2="48.355cm" draw:start-shape="id4" draw:start-glue-point="6" draw:end-shape="id7" draw:end-glue-point="4" svg:d="m23409 47374v981">
          <text:p/>
        </draw:connector>
        <draw:frame draw:style-name="gr5" draw:layer="layout" svg:width="1.315cm" svg:height="0.962cm" svg:x="23.626cm" svg:y="47.12cm">
          <draw:text-box>
            <text:p>No</text:p>
          </draw:text-box>
        </draw:frame>
        <draw:custom-shape draw:style-name="gr1" draw:text-style-name="P1" xml:id="id8" draw:id="id8" draw:layer="layout" svg:width="6.35cm" svg:height="3.175cm" svg:x="30.611cm" svg:y="49.56cm">
          <text:p text:style-name="P1">Move to the next 12 Bits of the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6.901cm" svg:y1="51.149cm" svg:x2="30.611cm" svg:y2="51.147cm" draw:start-shape="id7" draw:start-glue-point="7" draw:end-shape="id8" draw:end-glue-point="3" svg:d="m26901 51149h1855v-2h1855">
          <text:p/>
        </draw:connector>
        <draw:connector draw:style-name="gr4" draw:text-style-name="P1" draw:layer="layout" svg:x1="33.786cm" svg:y1="49.56cm" svg:x2="26.6cm" svg:y2="30.962cm" draw:start-shape="id8" draw:start-glue-point="0" draw:end-shape="id9" draw:end-glue-point="1" svg:d="m33786 49560v-18598h-7186">
          <text:p/>
        </draw:connector>
        <draw:frame draw:style-name="gr5" draw:layer="layout" svg:width="1.315cm" svg:height="0.962cm" svg:x="27.436cm" svg:y="50.295cm">
          <draw:text-box>
            <text:p>No</text:p>
          </draw:text-box>
        </draw:frame>
        <draw:frame draw:style-name="gr5" draw:layer="layout" svg:width="1.539cm" svg:height="0.962cm" svg:x="25.262cm" svg:y="53.143cm">
          <draw:text-box>
            <text:p>Yes</text:p>
          </draw:text-box>
        </draw:frame>
        <draw:custom-shape draw:style-name="gr2" draw:text-style-name="P1" xml:id="id10" draw:id="id10" draw:layer="layout" svg:width="6.35cm" svg:height="3.175cm" svg:x="20.251cm" svg:y="55.045cm">
          <text:p text:style-name="P1">Send Reserve ID (RID) Frame with Alias Node 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09cm" svg:y1="53.943cm" svg:x2="23.426cm" svg:y2="55.045cm" draw:start-shape="id7" draw:start-glue-point="6" draw:end-shape="id10" draw:end-glue-point="0" svg:d="m23409 53943v551h17v551">
          <text:p/>
        </draw:connector>
        <draw:connector draw:style-name="gr4" draw:text-style-name="P1" draw:layer="layout" svg:x1="23.426cm" svg:y1="58.22cm" svg:x2="23.426cm" svg:y2="59.725cm" draw:start-shape="id10" draw:start-glue-point="2" draw:end-shape="id11" svg:d="m23426 58220v1505">
          <text:p/>
        </draw:connector>
        <draw:custom-shape draw:style-name="gr2" draw:text-style-name="P1" xml:id="id13" draw:id="id13" draw:layer="layout" svg:width="6.35cm" svg:height="3.175cm" svg:x="20.216cm" svg:y="16.605cm">
          <text:p text:style-name="P4">Set Node as Inhibi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391cm" svg:y1="14.125cm" svg:x2="23.391cm" svg:y2="16.605cm" draw:start-shape="id12" draw:start-glue-point="2" draw:end-shape="id13" draw:end-glue-point="0" svg:d="m23391 14125v2480">
          <text:p/>
        </draw:connector>
        <draw:connector draw:style-name="gr4" draw:text-style-name="P1" draw:layer="layout" svg:x1="23.391cm" svg:y1="19.78cm" svg:x2="23.426cm" svg:y2="20.785cm" draw:start-shape="id13" draw:start-glue-point="2" draw:end-shape="id14" svg:d="m23391 19780v502h35v503">
          <text:p/>
        </draw:connector>
        <draw:custom-shape draw:style-name="gr2" draw:text-style-name="P1" xml:id="id11" draw:id="id11" draw:layer="layout" svg:width="6.35cm" svg:height="3.175cm" svg:x="20.251cm" svg:y="59.725cm">
          <text:p text:style-name="P1">Send Alias Map Definition Frame with Alias and Node 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6.35cm" svg:height="3.175cm" svg:x="20.251cm" svg:y="64.515cm">
          <text:p text:style-name="P4">Set Node as Permit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26cm" svg:y1="62.9cm" svg:x2="23.426cm" svg:y2="64.515cm" draw:start-shape="id11" draw:start-glue-point="2" draw:end-shape="id15" svg:d="m23426 62900v1615">
          <text:p/>
        </draw:connector>
        <draw:frame draw:style-name="gr5" draw:text-style-name="P5" draw:layer="layout" svg:width="20.318cm" svg:height="1.352cm" svg:x="9.89cm" svg:y="4.175cm">
          <draw:text-box>
            <text:p><text:span text:style-name="T3">Node NMRABus CAN Control Registration</text:span></text:p>
          </draw:text-box>
        </draw:frame>
        <draw:frame draw:style-name="gr5" draw:text-style-name="P5" draw:layer="layout" svg:width="19.273cm" svg:height="1.352cm" svg:x="63.865cm" svg:y="4.093cm">
          <draw:text-box>
            <text:p><text:span text:style-name="T3">Node NMRABus CAN Control Response</text:span></text:p>
          </draw:text-box>
        </draw:frame>
        <draw:custom-shape draw:style-name="gr1" draw:text-style-name="P1" xml:id="id31" draw:id="id31" draw:layer="layout" svg:width="6.585cm" svg:height="3.175cm" svg:x="83.465cm" svg:y="6.08cm">
          <text:p text:style-name="P1">Read CAN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6" draw:id="id26" draw:layer="layout" svg:width="7.112cm" svg:height="4.572cm" svg:x="68.025cm" svg:y="20.285cm">
          <text:p text:style-name="P1">Is Check ID (CID)</text:p>
          <text:p text:style-name="P1">Fr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1" draw:id="id61" draw:layer="layout" svg:width="6.95cm" svg:height="5.08cm" svg:x="93.245cm" svg:y="30.3cm">
          <text:p text:style-name="P4">Is Alias Mapping </text:p>
          <text:p text:style-name="P4">Inqui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315cm" svg:height="0.962cm" svg:x="87.075cm" svg:y="24.803cm">
          <draw:text-box>
            <text:p>No</text:p>
          </draw:text-box>
        </draw:frame>
        <draw:frame draw:style-name="gr5" draw:layer="layout" svg:width="1.539cm" svg:height="0.962cm" svg:x="71.835cm" svg:y="25.438cm">
          <draw:text-box>
            <text:p>Yes</text:p>
          </draw:text-box>
        </draw:frame>
        <draw:custom-shape draw:style-name="gr2" draw:text-style-name="P1" xml:id="id21" draw:id="id21" draw:layer="layout" svg:width="6.604cm" svg:height="3.048cm" svg:x="68.26cm" svg:y="28.105cm">
          <text:p text:style-name="P1"><text:span text:style-name="T4">Send Reserve ID (RID)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6.35cm" svg:height="3.41cm" svg:x="112.6cm" svg:y="31.14cm">
          <text:p text:style-name="P4">Compare 48 Bit Node ID in message data with our 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7" draw:id="id17" draw:layer="layout" svg:width="7.27cm" svg:height="4.572cm" svg:x="121.39cm" svg:y="30.561cm">
          <text:p text:style-name="P4">Are they equa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18.95cm" svg:y1="32.845cm" svg:x2="121.39cm" svg:y2="32.847cm" draw:start-shape="id16" draw:start-glue-point="1" draw:end-shape="id17" draw:end-glue-point="5" svg:d="m118950 32845h1221v2h1219">
          <text:p/>
        </draw:connector>
        <draw:custom-shape draw:style-name="gr1" draw:text-style-name="P1" xml:id="id18" draw:id="id18" draw:layer="layout" svg:width="6.35cm" svg:height="1.905cm" svg:x="121.875cm" svg:y="36.82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315cm" svg:height="0.962cm" svg:x="125.365cm" svg:y="34.723cm">
          <draw:text-box>
            <text:p>No</text:p>
          </draw:text-box>
        </draw:frame>
        <draw:connector draw:style-name="gr4" draw:text-style-name="P1" draw:layer="layout" svg:x1="125.025cm" svg:y1="35.133cm" svg:x2="125.05cm" svg:y2="36.82cm" draw:start-shape="id17" draw:start-glue-point="6" draw:end-shape="id18" draw:end-glue-point="0" svg:d="m125025 35133v844h25v843">
          <text:p/>
        </draw:connector>
        <draw:custom-shape draw:style-name="gr2" draw:text-style-name="P1" xml:id="id20" draw:id="id20" draw:layer="layout" svg:width="6.35cm" svg:height="3.175cm" svg:x="131.115cm" svg:y="31.275cm">
          <text:p text:style-name="P1"><text:span text:style-name="T4">Send Alias Map Definition (AMD) Fram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6.985cm" svg:height="4.445cm" svg:x="103.556cm" svg:y="30.64cm">
          <text:p text:style-name="P4">Does the request </text:p>
          <text:p text:style-name="P4">Carry data byt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10.541cm" svg:y1="32.863cm" svg:x2="112.6cm" svg:y2="32.845cm" draw:start-shape="id19" draw:start-glue-point="7" draw:end-shape="id16" draw:end-glue-point="3" svg:d="m110541 32863h1030v-18h1029">
          <text:p/>
        </draw:connector>
        <draw:connector draw:style-name="gr4" draw:text-style-name="P1" draw:layer="layout" svg:x1="128.66cm" svg:y1="32.847cm" svg:x2="131.115cm" svg:y2="32.862cm" draw:start-shape="id17" draw:start-glue-point="7" draw:end-shape="id20" draw:end-glue-point="3" svg:d="m128660 32847h1228v15h1227">
          <text:p/>
        </draw:connector>
        <draw:connector draw:style-name="gr4" draw:text-style-name="P1" draw:layer="layout" draw:line-skew="-2.468cm" svg:x1="107.049cm" svg:y1="30.64cm" svg:x2="134.29cm" svg:y2="31.275cm" draw:start-shape="id19" draw:start-glue-point="4" draw:end-shape="id20" draw:end-glue-point="0" svg:d="m107049 30640v-2970h27241v3605">
          <text:p/>
        </draw:connector>
        <draw:frame draw:style-name="gr5" draw:layer="layout" svg:width="1.539cm" svg:height="0.962cm" svg:x="90.535cm" svg:y="31.153cm">
          <draw:text-box>
            <text:p>Yes</text:p>
          </draw:text-box>
        </draw:frame>
        <draw:frame draw:style-name="gr5" draw:layer="layout" svg:width="1.539cm" svg:height="0.962cm" svg:x="110.526cm" svg:y="31.783cm">
          <draw:text-box>
            <text:p>Yes</text:p>
          </draw:text-box>
        </draw:frame>
        <draw:frame draw:style-name="gr5" draw:layer="layout" svg:width="1.539cm" svg:height="0.962cm" svg:x="128.81cm" svg:y="31.444cm">
          <draw:text-box>
            <text:p>Yes</text:p>
          </draw:text-box>
        </draw:frame>
        <draw:frame draw:style-name="gr5" draw:layer="layout" svg:width="1.315cm" svg:height="0.962cm" svg:x="107.175cm" svg:y="28.577cm">
          <draw:text-box>
            <text:p>No</text:p>
          </draw:text-box>
        </draw:frame>
        <draw:custom-shape draw:style-name="gr7" draw:text-style-name="P6" draw:layer="layout" svg:width="5.715cm" svg:height="1.27cm" svg:x="96.25cm" svg:y="27.67cm">
          <text:p text:style-name="P1"><text:span text:style-name="T5">Paragraph 6.2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5.715cm" svg:height="1.27cm" svg:x="61.675cm" svg:y="35.925cm">
          <text:p text:style-name="P1"><text:span text:style-name="T5">Paragraph 6.2.5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5.715cm" svg:height="1.27cm" svg:x="28.941cm" svg:y="62.595cm">
          <text:p text:style-name="P1"><text:span text:style-name="T5">Paragraph 6.2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5.715cm" svg:height="1.27cm" svg:x="14.971cm" svg:y="47.355cm">
          <text:p text:style-name="P1"><text:span text:style-name="T5">Paragraph 6.2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xml:id="id25" draw:id="id25" draw:layer="layout" svg:width="6.985cm" svg:height="4.572cm" svg:x="83.265cm" svg:y="20.304cm">
          <text:p text:style-name="P1"><text:span text:style-name="T6">Is 12 Bit Alias </text:span></text:p>
          <text:p text:style-name="P1"><text:span text:style-name="T6">equal</text:span></text:p>
          <text:p text:style-name="P1"><text:span text:style-name="T6"><text:s/></text:span><text:span text:style-name="T6">to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2" draw:id="id22" draw:layer="layout" svg:width="6.604cm" svg:height="2.032cm" svg:x="68.252cm" svg:y="33.38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1.562cm" svg:y1="31.153cm" svg:x2="71.554cm" svg:y2="33.385cm" draw:start-shape="id21" draw:start-glue-point="2" draw:end-shape="id22" draw:end-glue-point="0" svg:d="m71562 31153v1117h-8v1115">
          <text:p/>
        </draw:connector>
        <draw:frame draw:style-name="gr5" draw:layer="layout" svg:width="1.539cm" svg:height="0.962cm" svg:x="71.566cm" svg:y="12.43cm">
          <draw:text-box>
            <text:p>Yes</text:p>
          </draw:text-box>
        </draw:frame>
        <draw:custom-shape draw:style-name="gr1" draw:text-style-name="P1" xml:id="id24" draw:id="id24" draw:layer="layout" svg:width="6.35cm" svg:height="3.099cm" svg:x="62.31cm" svg:y="12.665cm">
          <text:p text:style-name="P1">Signal User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3" draw:id="id33" draw:layer="layout" svg:width="6.35cm" svg:height="4.98cm" svg:x="42.625cm" svg:y="11.695cm">
          <text:p text:style-name="P1"><text:span text:style-name="T4">Send PCER message with Event ID = “Duplicate Node ID Detected” <text:s/>(option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2.47cm" svg:y1="14.216cm" svg:x2="68.66cm" svg:y2="14.214cm" draw:start-shape="id23" draw:start-glue-point="5" draw:end-shape="id24" svg:d="m72470 14216h-1904v-2h-1906">
          <text:p/>
        </draw:connector>
        <draw:custom-shape draw:style-name="gr7" draw:text-style-name="P6" draw:layer="layout" svg:width="5.715cm" svg:height="1.27cm" svg:x="65.485cm" svg:y="10.525cm">
          <text:p text:style-name="P1"><text:span text:style-name="T5">Paragraph 6.2.6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83.265cm" svg:y1="22.59cm" svg:x2="75.137cm" svg:y2="22.571cm" draw:start-shape="id25" draw:start-glue-point="5" draw:end-shape="id26" draw:end-glue-point="7" svg:d="m83265 22590h-4064v-19h-4064">
          <text:p/>
        </draw:connector>
        <draw:frame draw:style-name="gr5" draw:layer="layout" svg:width="1.539cm" svg:height="0.962cm" svg:x="81.091cm" svg:y="21.32cm">
          <draw:text-box>
            <text:p>Yes</text:p>
          </draw:text-box>
        </draw:frame>
        <draw:custom-shape draw:style-name="gr2" draw:text-style-name="P1" xml:id="id27" draw:id="id27" draw:layer="layout" svg:width="6.35cm" svg:height="4.98cm" svg:x="32.465cm" svg:y="11.695cm">
          <text:p text:style-name="P1"><text:span text:style-name="T4">Send Alias Map Reset Frame (end use of the Alias Node ID within 100m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715cm" svg:height="1.27cm" svg:x="36.275cm" svg:y="9.255cm">
          <text:p text:style-name="P1"><text:span text:style-name="T5">Paragraph 6.2.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32.465cm" svg:y1="14.185cm" svg:x2="26.566cm" svg:y2="18.192cm" draw:start-shape="id27" draw:start-glue-point="3" draw:end-shape="id13" draw:end-glue-point="1" svg:d="m32465 14185h-2949v4007h-2950">
          <text:p/>
        </draw:connector>
        <draw:custom-shape draw:style-name="gr1" draw:text-style-name="P1" xml:id="id41" draw:id="id41" draw:layer="layout" svg:width="6.45cm" svg:height="3.175cm" svg:x="93.51cm" svg:y="96.075cm">
          <text:p text:style-name="P1">Decode Node Specific 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0" draw:id="id40" draw:layer="layout" svg:width="6.985cm" svg:height="3.175cm" svg:x="83.265cm" svg:y="105.2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9" draw:id="id29" draw:layer="layout" svg:width="6.35cm" svg:height="3.175cm" svg:x="20.251cm" svg:y="75.13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26cm" svg:y1="67.69cm" svg:x2="23.426cm" svg:y2="69.815cm" draw:start-shape="id15" draw:start-glue-point="2" draw:end-shape="id28" draw:end-glue-point="0" svg:d="m23426 67690v2125">
          <text:p/>
        </draw:connector>
        <draw:frame draw:style-name="gr5" draw:text-style-name="P7" draw:layer="layout" svg:width="18.57cm" svg:height="8.762cm" svg:x="119.745cm" svg:y="105.268cm">
          <draw:text-box>
            <text:p><text:span text:style-name="T7">Jim Kueneman</text:span></text:p>
            <text:p><text:span text:style-name="T7">Jan 15, 2012</text:span></text:p>
            <text:p><text:span text:style-name="T7">Rev Draft 3</text:span></text:p>
          </draw:text-box>
        </draw:frame>
        <draw:custom-shape draw:style-name="gr8" draw:text-style-name="P8" draw:layer="layout" svg:width="36.83cm" svg:height="6.985cm" svg:x="94.695cm" svg:y="5.445cm">
          <text:p text:style-name="P1"><text:span text:style-name="T8">NMRABus Frame Transfer 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8" draw:id="id28" draw:layer="layout" svg:width="6.35cm" svg:height="3.175cm" svg:x="20.251cm" svg:y="69.815cm">
          <text:p text:style-name="P1"><text:span text:style-name="T4">Send Initialization Comple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26cm" svg:y1="72.99cm" svg:x2="23.426cm" svg:y2="75.13cm" draw:start-shape="id28" draw:start-glue-point="2" draw:end-shape="id29" svg:d="m23426 72990v2140">
          <text:p/>
        </draw:connector>
        <draw:custom-shape draw:style-name="gr6" draw:text-style-name="P1" xml:id="id30" draw:id="id30" draw:layer="layout" svg:width="6.985cm" svg:height="4.572cm" svg:x="83.265cm" svg:y="11.93cm">
          <text:p text:style-name="P1"><text:span text:style-name="T6">Is Alias Map </text:span></text:p>
          <text:p text:style-name="P1"><text:span text:style-name="T6">Definition (AMD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23" draw:id="id23" draw:layer="layout" svg:width="7.112cm" svg:height="4.572cm" svg:x="72.47cm" svg:y="11.93cm">
          <text:p text:style-name="P1"><text:span text:style-name="T6">Is 48 Bit NodeID </text:span></text:p>
          <text:p text:style-name="P1"><text:span text:style-name="T6">same as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3.265cm" svg:y1="14.216cm" svg:x2="79.582cm" svg:y2="14.216cm" draw:start-shape="id30" draw:start-glue-point="5" draw:end-shape="id23" draw:end-glue-point="7" svg:d="m83265 14216h-3683">
          <text:p/>
        </draw:connector>
        <draw:connector draw:style-name="gr4" draw:text-style-name="P1" draw:layer="layout" svg:x1="76.026cm" svg:y1="16.502cm" svg:x2="86.758cm" svg:y2="20.304cm" draw:start-shape="id23" draw:start-glue-point="6" draw:end-shape="id25" draw:end-glue-point="4" svg:d="m76026 16502v1902h10732v1900">
          <text:p/>
        </draw:connector>
        <draw:connector draw:style-name="gr4" draw:text-style-name="P1" draw:layer="layout" svg:x1="86.757cm" svg:y1="16.502cm" svg:x2="86.758cm" svg:y2="20.304cm" draw:start-shape="id30" draw:end-shape="id25" draw:end-glue-point="4" svg:d="m86757 16502v1902h1v1900">
          <text:p/>
        </draw:connector>
        <draw:frame draw:style-name="gr5" draw:layer="layout" svg:width="1.539cm" svg:height="0.962cm" svg:x="81.726cm" svg:y="12.43cm">
          <draw:text-box>
            <text:p>Yes</text:p>
          </draw:text-box>
        </draw:frame>
        <draw:frame draw:style-name="gr5" draw:layer="layout" svg:width="1.315cm" svg:height="0.962cm" svg:x="74.375cm" svg:y="16.24cm">
          <draw:text-box>
            <text:p>No</text:p>
          </draw:text-box>
        </draw:frame>
        <draw:frame draw:style-name="gr5" draw:layer="layout" svg:width="1.315cm" svg:height="0.962cm" svg:x="85.125cm" svg:y="16.24cm">
          <draw:text-box>
            <text:p>No</text:p>
          </draw:text-box>
        </draw:frame>
        <draw:connector draw:style-name="gr4" draw:text-style-name="P1" draw:layer="layout" svg:x1="86.757cm" svg:y1="9.255cm" svg:x2="86.757cm" svg:y2="11.93cm" draw:start-shape="id31" draw:start-glue-point="2" draw:end-shape="id30" svg:d="m86757 9255v2675">
          <text:p/>
        </draw:connector>
        <draw:custom-shape draw:style-name="gr6" draw:text-style-name="P1" xml:id="id32" draw:id="id32" draw:layer="layout" svg:width="6.985cm" svg:height="4.445cm" svg:x="52.15cm" svg:y="11.995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2.31cm" svg:y1="14.214cm" svg:x2="59.135cm" svg:y2="14.218cm" draw:start-shape="id24" draw:start-glue-point="3" draw:end-shape="id32" draw:end-glue-point="7" svg:d="m62310 14214h-1587v4h-1588">
          <text:p/>
        </draw:connector>
        <draw:connector draw:style-name="gr4" draw:text-style-name="P1" draw:layer="layout" svg:x1="52.15cm" svg:y1="14.218cm" svg:x2="48.975cm" svg:y2="14.185cm" draw:start-shape="id32" draw:start-glue-point="5" draw:end-shape="id33" draw:end-glue-point="1" svg:d="m52150 14218h-1587v-33h-1588">
          <text:p/>
        </draw:connector>
        <draw:frame draw:style-name="gr5" draw:layer="layout" svg:width="1.539cm" svg:height="0.962cm" svg:x="50.245cm" svg:y="13.373cm">
          <draw:text-box>
            <text:p>Yes</text:p>
          </draw:text-box>
        </draw:frame>
        <draw:frame draw:style-name="gr5" draw:layer="layout" svg:width="1.315cm" svg:height="0.962cm" svg:x="52.74cm" svg:y="16.548cm">
          <draw:text-box>
            <text:p>No</text:p>
          </draw:text-box>
        </draw:frame>
        <draw:connector draw:style-name="gr4" draw:text-style-name="P1" draw:layer="layout" svg:x1="55.643cm" svg:y1="16.44cm" svg:x2="26.566cm" svg:y2="18.192cm" draw:start-shape="id32" draw:start-glue-point="6" draw:end-shape="id13" draw:end-glue-point="1" svg:d="m55643 16440v1752h-29077">
          <text:p/>
        </draw:connector>
        <draw:connector draw:style-name="gr4" draw:text-style-name="P1" draw:layer="layout" svg:x1="42.625cm" svg:y1="14.185cm" svg:x2="38.815cm" svg:y2="14.185cm" draw:start-shape="id33" draw:start-glue-point="3" draw:end-shape="id27" draw:end-glue-point="1" svg:d="m42625 14185h-3810">
          <text:p/>
        </draw:connector>
        <draw:connector draw:style-name="gr4" draw:text-style-name="P1" draw:layer="layout" svg:x1="71.581cm" svg:y1="24.857cm" svg:x2="71.562cm" svg:y2="28.105cm" draw:start-shape="id26" draw:start-glue-point="6" draw:end-shape="id21" draw:end-glue-point="0" svg:d="m71581 24857v1625h-19v1623">
          <text:p/>
        </draw:connector>
        <draw:custom-shape draw:style-name="gr6" draw:text-style-name="P1" xml:id="id34" draw:id="id34" draw:layer="layout" svg:width="6.985cm" svg:height="4.572cm" svg:x="57.865cm" svg:y="20.285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539cm" svg:height="0.962cm" svg:x="56.06cm" svg:y="21.428cm">
          <draw:text-box>
            <text:p>Yes</text:p>
          </draw:text-box>
        </draw:frame>
        <draw:frame draw:style-name="gr5" draw:layer="layout" svg:width="1.315cm" svg:height="0.962cm" svg:x="58.855cm" svg:y="24.603cm">
          <draw:text-box>
            <text:p>No</text:p>
          </draw:text-box>
        </draw:frame>
        <draw:connector draw:style-name="gr4" draw:text-style-name="P1" draw:layer="layout" svg:x1="68.025cm" svg:y1="22.571cm" svg:x2="64.85cm" svg:y2="22.571cm" draw:start-shape="id26" draw:start-glue-point="5" draw:end-shape="id34" draw:end-glue-point="7" svg:d="m68025 22571h-3175">
          <text:p/>
        </draw:connector>
        <draw:connector draw:style-name="gr4" draw:text-style-name="P1" draw:layer="layout" svg:x1="57.865cm" svg:y1="22.571cm" svg:x2="26.566cm" svg:y2="18.192cm" draw:start-shape="id34" draw:start-glue-point="5" draw:end-shape="id13" draw:end-glue-point="1" svg:d="m57865 22571h-15650v-4379h-15649">
          <text:p/>
        </draw:connector>
        <draw:custom-shape draw:style-name="gr1" draw:text-style-name="P1" xml:id="id9" draw:id="id9" draw:layer="layout" svg:width="6.35cm" svg:height="3.175cm" svg:x="20.25cm" svg:y="29.375cm">
          <text:p text:style-name="P1">Copy 12 Bits of 48 Bit Node ID into Variable Field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26cm" svg:y1="28.08cm" svg:x2="23.425cm" svg:y2="29.375cm" draw:start-shape="id6" draw:start-glue-point="2" draw:end-shape="id9" draw:end-glue-point="0" svg:d="m23426 28080v647h-1v648">
          <text:p/>
        </draw:connector>
        <draw:connector draw:style-name="gr4" draw:text-style-name="P1" draw:layer="layout" svg:x1="23.425cm" svg:y1="32.55cm" svg:x2="23.426cm" svg:y2="33.785cm" draw:start-shape="id9" draw:start-glue-point="2" draw:end-shape="id1" draw:end-glue-point="0" svg:d="m23425 32550v617h1v618">
          <text:p/>
        </draw:connector>
        <draw:connector draw:style-name="gr4" draw:text-style-name="P1" draw:layer="layout" svg:x1="23.426cm" svg:y1="23.96cm" svg:x2="23.426cm" svg:y2="24.905cm" draw:start-shape="id14" draw:start-glue-point="2" draw:end-shape="id6" draw:end-glue-point="0" svg:d="m23426 23960v945">
          <text:p/>
        </draw:connector>
        <draw:custom-shape draw:style-name="gr10" draw:text-style-name="P1" xml:id="id35" draw:id="id35" draw:layer="layout" svg:width="6.35cm" svg:height="5.08cm" svg:x="47.705cm" svg:y="30.21cm">
          <text:p text:style-name="P1">Getting Clarification as to what the Spec say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1.358cm" svg:y1="24.857cm" svg:x2="54.055cm" svg:y2="32.75cm" draw:start-shape="id34" draw:start-glue-point="6" draw:end-shape="id35" draw:end-glue-point="1" svg:d="m61358 24857v7893h-7303">
          <text:p/>
        </draw:connector>
        <draw:custom-shape draw:style-name="gr6" draw:text-style-name="P1" xml:id="id39" draw:id="id39" draw:layer="layout" svg:width="6.985cm" svg:height="4.572cm" svg:x="83.265cm" svg:y="30.573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315cm" svg:height="0.962cm" svg:x="94.98cm" svg:y="35.925cm">
          <draw:text-box>
            <text:p>No</text:p>
          </draw:text-box>
        </draw:frame>
        <draw:custom-shape draw:style-name="gr11" draw:text-style-name="P1" xml:id="id36" draw:id="id36" draw:layer="layout" svg:width="6.985cm" svg:height="4.572cm" svg:x="93.266cm" svg:y="47.573cm">
          <text:p text:style-name="P1">Is Verify Node ID</text:p>
          <text:p text:style-name="P1">With Dest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37" draw:id="id37" draw:layer="layout" svg:width="6.985cm" svg:height="4.572cm" svg:x="93.267cm" svg:y="54.573cm">
          <text:p text:style-name="P1">Is Verify Node ID</text:p>
          <text:p text:style-name="P1">Without <text:s/>Dest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96.759cm" svg:y1="52.145cm" svg:x2="96.76cm" svg:y2="54.573cm" draw:start-shape="id36" draw:start-glue-point="6" draw:end-shape="id37" draw:end-glue-point="4" svg:d="m96759 52145v1215h1v1213">
          <text:p/>
        </draw:connector>
        <draw:custom-shape draw:style-name="gr9" draw:text-style-name="P1" xml:id="id38" draw:id="id38" draw:layer="layout" svg:width="6.604cm" svg:height="3.048cm" svg:x="113.125cm" svg:y="48.275cm">
          <text:p text:style-name="P1">Send Verified Node</text:p>
          <text:p text:style-name="P1">ID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00.251cm" svg:y1="49.859cm" svg:x2="113.125cm" svg:y2="49.799cm" draw:start-shape="id36" draw:start-glue-point="7" draw:end-shape="id38" draw:end-glue-point="3" svg:d="m100251 49859h6437v-60h6437">
          <text:p/>
        </draw:connector>
        <draw:connector draw:style-name="gr4" draw:text-style-name="P1" draw:layer="layout" svg:x1="100.252cm" svg:y1="56.859cm" svg:x2="113.125cm" svg:y2="49.799cm" draw:start-shape="id37" draw:start-glue-point="7" draw:end-shape="id38" draw:end-glue-point="3" svg:d="m100252 56859h6437v-7060h6436">
          <text:p/>
        </draw:connector>
        <draw:frame draw:style-name="gr5" draw:layer="layout" svg:width="1.539cm" svg:height="0.962cm" svg:x="100.68cm" svg:y="48.583cm">
          <draw:text-box>
            <text:p>Yes</text:p>
          </draw:text-box>
        </draw:frame>
        <draw:frame draw:style-name="gr5" draw:layer="layout" svg:width="1.539cm" svg:height="0.962cm" svg:x="100.411cm" svg:y="55.625cm">
          <draw:text-box>
            <text:p>Yes</text:p>
          </draw:text-box>
        </draw:frame>
        <draw:frame draw:style-name="gr5" draw:layer="layout" svg:width="1.315cm" svg:height="0.962cm" svg:x="97.005cm" svg:y="52.393cm">
          <draw:text-box>
            <text:p>No</text:p>
          </draw:text-box>
        </draw:frame>
        <draw:frame draw:style-name="gr5" draw:layer="layout" svg:width="1.315cm" svg:height="0.962cm" svg:x="96.87cm" svg:y="59.343cm">
          <draw:text-box>
            <text:p>No</text:p>
          </draw:text-box>
        </draw:frame>
        <draw:connector draw:style-name="gr4" draw:text-style-name="P1" draw:layer="layout" svg:x1="86.758cm" svg:y1="35.145cm" svg:x2="86.757cm" svg:y2="105.25cm" draw:start-shape="id39" draw:start-glue-point="6" draw:end-shape="id40" svg:d="m86758 35145v35053h-1v35052">
          <text:p/>
        </draw:connector>
        <draw:connector draw:style-name="gr4" draw:text-style-name="P1" draw:layer="layout" svg:x1="96.735cm" svg:y1="99.25cm" svg:x2="86.757cm" svg:y2="105.25cm" draw:start-shape="id41" draw:start-glue-point="2" draw:end-shape="id40" draw:end-glue-point="0" svg:d="m96735 99250v3000h-9978v3000">
          <text:p/>
        </draw:connector>
        <draw:custom-shape draw:style-name="gr2" draw:text-style-name="P1" draw:layer="layout" svg:width="13.335cm" svg:height="3.175cm" svg:x="7.985cm" svg:y="103.87cm">
          <text:p text:style-name="P1"><text:span text:style-name="T4">CAN Control Frame Messages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335cm" svg:height="3.175cm" svg:x="7.985cm" svg:y="107.68cm">
          <text:p text:style-name="P1"><text:span text:style-name="T4">OpenLCB Frame Messages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016cm" svg:height="1.352cm" svg:x="9.049cm" svg:y="101.33cm">
          <draw:text-box>
            <text:p><text:span text:style-name="T3">Legend</text:span></text:p>
          </draw:text-box>
        </draw:frame>
        <draw:custom-shape draw:style-name="gr11" draw:text-style-name="P1" xml:id="id42" draw:id="id42" draw:layer="layout" svg:width="6.985cm" svg:height="4.572cm" svg:x="93.268cm" svg:y="61.573cm">
          <text:p text:style-name="P1">Optional </text:p>
          <text:p text:style-name="P1">Interaction</text:p>
          <text:p text:style-name="P1">Request Star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96.76cm" svg:y1="59.145cm" svg:x2="96.761cm" svg:y2="61.573cm" draw:start-shape="id37" draw:start-glue-point="6" draw:end-shape="id42" draw:end-glue-point="4" svg:d="m96760 59145v1215h1v1213">
          <text:p/>
        </draw:connector>
        <draw:custom-shape draw:style-name="gr11" draw:text-style-name="P1" xml:id="id43" draw:id="id43" draw:layer="layout" svg:width="6.985cm" svg:height="4.572cm" svg:x="111.268cm" svg:y="61.573cm">
          <text:p text:style-name="P1">Does Node want to</text:p>
          <text:p text:style-name="P1">Particip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539cm" svg:height="0.962cm" svg:x="100.412cm" svg:y="62.625cm">
          <draw:text-box>
            <text:p>Yes</text:p>
          </draw:text-box>
        </draw:frame>
        <draw:connector draw:style-name="gr4" draw:text-style-name="P1" draw:layer="layout" svg:x1="100.253cm" svg:y1="63.859cm" svg:x2="111.268cm" svg:y2="63.859cm" draw:start-shape="id42" draw:start-glue-point="7" draw:end-shape="id43" draw:end-glue-point="5" svg:d="m100253 63859h11015">
          <text:p/>
        </draw:connector>
        <draw:frame draw:style-name="gr5" draw:layer="layout" svg:width="1.315cm" svg:height="0.962cm" svg:x="96.871cm" svg:y="66.743cm">
          <draw:text-box>
            <text:p>No</text:p>
          </draw:text-box>
        </draw:frame>
        <draw:custom-shape draw:style-name="gr9" draw:text-style-name="P1" xml:id="id44" draw:id="id44" draw:layer="layout" svg:width="6.604cm" svg:height="3.175cm" svg:x="121.761cm" svg:y="62.245cm">
          <text:p text:style-name="P1">Send Reject Addressed Optional Inte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7" draw:id="id47" draw:layer="layout" svg:width="6.885cm" svg:height="3.175cm" svg:x="111.32cm" svg:y="69.23cm">
          <text:p text:style-name="P1">Participate (TB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8.253cm" svg:y1="63.859cm" svg:x2="121.761cm" svg:y2="63.832cm" draw:start-shape="id43" draw:start-glue-point="7" draw:end-shape="id44" draw:end-glue-point="3" svg:d="m118253 63859h1754v-27h1754">
          <text:p/>
        </draw:connector>
        <draw:custom-shape draw:style-name="gr1" draw:text-style-name="P1" xml:id="id45" draw:id="id45" draw:layer="layout" svg:width="6.35cm" svg:height="2.005cm" svg:x="123.285cm" svg:y="48.81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9.729cm" svg:y1="49.799cm" svg:x2="123.285cm" svg:y2="49.812cm" draw:start-shape="id38" draw:start-glue-point="1" draw:end-shape="id45" draw:end-glue-point="3" svg:d="m119729 49799h1779v13h1777">
          <text:p/>
        </draw:connector>
        <draw:custom-shape draw:style-name="gr1" draw:text-style-name="P1" xml:id="id46" draw:id="id46" draw:layer="layout" svg:width="6.35cm" svg:height="1.905cm" svg:x="130.905cm" svg:y="62.88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8.365cm" svg:y1="63.832cm" svg:x2="130.905cm" svg:y2="63.832cm" draw:start-shape="id44" draw:start-glue-point="1" draw:end-shape="id46" draw:end-glue-point="3" svg:d="m128365 63832h2540">
          <text:p/>
        </draw:connector>
        <draw:frame draw:style-name="gr5" draw:layer="layout" svg:width="1.539cm" svg:height="0.962cm" svg:x="112.221cm" svg:y="66.363cm">
          <draw:text-box>
            <text:p>Yes</text:p>
          </draw:text-box>
        </draw:frame>
        <draw:frame draw:style-name="gr5" draw:layer="layout" svg:width="1.315cm" svg:height="0.962cm" svg:x="118.84cm" svg:y="62.553cm">
          <draw:text-box>
            <text:p>No</text:p>
          </draw:text-box>
        </draw:frame>
        <draw:connector draw:style-name="gr4" draw:text-style-name="P1" draw:layer="layout" svg:x1="114.761cm" svg:y1="66.145cm" svg:x2="114.762cm" svg:y2="69.23cm" draw:start-shape="id43" draw:start-glue-point="6" draw:end-shape="id47" svg:d="m114761 66145v1543h1v1542">
          <text:p/>
        </draw:connector>
        <draw:custom-shape draw:style-name="gr1" draw:text-style-name="P1" xml:id="id48" draw:id="id48" draw:layer="layout" svg:width="6.35cm" svg:height="1.905cm" svg:x="121.38cm" svg:y="69.86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8.205cm" svg:y1="70.817cm" svg:x2="121.38cm" svg:y2="70.817cm" draw:start-shape="id47" draw:start-glue-point="1" draw:end-shape="id48" draw:end-glue-point="3" svg:d="m118205 70817h3175">
          <text:p/>
        </draw:connector>
        <draw:custom-shape draw:style-name="gr7" draw:text-style-name="P6" draw:layer="layout" svg:width="5.715cm" svg:height="1.27cm" svg:x="28.94cm" svg:y="70.85cm">
          <text:p text:style-name="P1"><text:span text:style-name="T5">Paragraph 7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5.715cm" svg:height="1.27cm" svg:x="36.275cm" svg:y="7.35cm">
          <text:p text:style-name="P1"><text:span text:style-name="T5">Paragraph 7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5.715cm" svg:height="1.27cm" svg:x="113.125cm" svg:y="53.355cm">
          <text:p text:style-name="P1"><text:span text:style-name="T5">Paragraph 7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5.715cm" svg:height="1.27cm" svg:x="117.205cm" svg:y="60.34cm">
          <text:p text:style-name="P1"><text:span text:style-name="T5">Paragraph 7.4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layer="layout" svg:width="1.539cm" svg:height="0.962cm" svg:x="100.06cm" svg:y="31.48cm">
          <draw:text-box>
            <text:p>Yes</text:p>
          </draw:text-box>
        </draw:frame>
        <draw:custom-shape draw:style-name="gr11" draw:text-style-name="P1" xml:id="id53" draw:id="id53" draw:layer="layout" svg:width="6.985cm" svg:height="4.572cm" svg:x="102.269cm" svg:y="61.573cm">
          <text:p text:style-name="P1">Is Message</text:p>
          <text:p text:style-name="P1">Addres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539cm" svg:height="0.962cm" svg:x="109.316cm" svg:y="62.553cm">
          <draw:text-box>
            <text:p>Yes</text:p>
          </draw:text-box>
        </draw:frame>
        <draw:custom-shape draw:style-name="gr11" draw:text-style-name="P1" xml:id="id49" draw:id="id49" draw:layer="layout" svg:width="6.985cm" svg:height="4.572cm" svg:x="111.269cm" svg:y="74.574cm">
          <text:p text:style-name="P1">Does Node want to</text:p>
          <text:p text:style-name="P1">Particip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51" draw:id="id51" draw:layer="layout" svg:width="6.885cm" svg:height="3.175cm" svg:x="111.321cm" svg:y="82.231cm">
          <text:p text:style-name="P1">Participate (TBD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8.254cm" svg:y1="76.86cm" svg:x2="130.906cm" svg:y2="76.867cm" draw:start-shape="id49" draw:start-glue-point="7" draw:end-shape="id50" draw:end-glue-point="3" svg:d="m118254 76860h6326v7h6326">
          <text:p/>
        </draw:connector>
        <draw:custom-shape draw:style-name="gr1" draw:text-style-name="P1" xml:id="id50" draw:id="id50" draw:layer="layout" svg:width="6.35cm" svg:height="1.905cm" svg:x="130.906cm" svg:y="75.91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539cm" svg:height="0.962cm" svg:x="112.222cm" svg:y="79.364cm">
          <draw:text-box>
            <text:p>Yes</text:p>
          </draw:text-box>
        </draw:frame>
        <draw:frame draw:style-name="gr5" draw:layer="layout" svg:width="1.315cm" svg:height="0.962cm" svg:x="118.841cm" svg:y="75.554cm">
          <draw:text-box>
            <text:p>No</text:p>
          </draw:text-box>
        </draw:frame>
        <draw:connector draw:style-name="gr4" draw:text-style-name="P1" draw:layer="layout" svg:x1="114.762cm" svg:y1="79.146cm" svg:x2="114.763cm" svg:y2="82.231cm" draw:start-shape="id49" draw:start-glue-point="6" draw:end-shape="id51" svg:d="m114762 79146v1543h1v1542">
          <text:p/>
        </draw:connector>
        <draw:custom-shape draw:style-name="gr1" draw:text-style-name="P1" xml:id="id52" draw:id="id52" draw:layer="layout" svg:width="6.35cm" svg:height="1.905cm" svg:x="121.381cm" svg:y="82.866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8.206cm" svg:y1="83.818cm" svg:x2="121.381cm" svg:y2="83.818cm" draw:start-shape="id51" draw:start-glue-point="1" draw:end-shape="id52" draw:end-glue-point="3" svg:d="m118206 83818h3175">
          <text:p/>
        </draw:connector>
        <draw:custom-shape draw:style-name="gr7" draw:text-style-name="P6" draw:layer="layout" svg:width="5.715cm" svg:height="1.27cm" svg:x="118.475cm" svg:y="73.675cm">
          <text:p text:style-name="P1"><text:span text:style-name="T5">Paragraph 7.4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105.762cm" svg:y1="66.145cm" svg:x2="111.269cm" svg:y2="76.86cm" draw:start-shape="id53" draw:start-glue-point="6" draw:end-shape="id49" draw:end-glue-point="5" svg:d="m105762 66145v10715h5507">
          <text:p/>
        </draw:connector>
        <draw:frame draw:style-name="gr5" draw:layer="layout" svg:width="1.315cm" svg:height="0.962cm" svg:x="106.365cm" svg:y="66.69cm">
          <draw:text-box>
            <text:p>No</text:p>
          </draw:text-box>
        </draw:frame>
        <draw:connector draw:style-name="gr4" draw:text-style-name="P1" draw:layer="layout" svg:x1="96.761cm" svg:y1="66.145cm" svg:x2="96.768cm" svg:y2="86.375cm" draw:start-shape="id42" draw:start-glue-point="6" svg:d="m96761 66145v10366h7v9864">
          <text:p/>
        </draw:connector>
        <draw:connector draw:style-name="gr4" draw:text-style-name="P1" draw:layer="layout" svg:x1="96.768cm" svg:y1="87.36cm" svg:x2="96.735cm" svg:y2="96.075cm" draw:end-shape="id41" draw:end-glue-point="0" svg:d="m96768 87360v4107h-33v4608">
          <text:p/>
        </draw:connector>
        <draw:custom-shape draw:style-name="gr11" draw:text-style-name="P1" xml:id="id56" draw:id="id56" draw:layer="layout" svg:width="9.525cm" svg:height="6.985cm" svg:x="92.006cm" svg:y="86.376cm">
          <text:p text:style-name="P1">Is Terminate Due to Erro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54" draw:id="id54" draw:layer="layout" svg:width="6.604cm" svg:height="3.175cm" svg:x="111.871cm" svg:y="88.281cm">
          <text:p text:style-name="P1">Reset any state from on going inte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5" draw:id="id55" draw:layer="layout" svg:width="6.35cm" svg:height="1.905cm" svg:x="121.015cm" svg:y="88.916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8.475cm" svg:y1="89.868cm" svg:x2="121.015cm" svg:y2="89.868cm" draw:start-shape="id54" draw:start-glue-point="1" draw:end-shape="id55" draw:end-glue-point="3" svg:d="m118475 89868h2540">
          <text:p/>
        </draw:connector>
        <draw:connector draw:style-name="gr4" draw:text-style-name="P1" draw:layer="layout" svg:x1="101.531cm" svg:y1="89.869cm" svg:x2="111.871cm" svg:y2="89.868cm" draw:start-shape="id56" draw:start-glue-point="7" draw:end-shape="id54" draw:end-glue-point="3" svg:d="m101531 89869h5170v-1h5170">
          <text:p/>
        </draw:connector>
        <draw:custom-shape draw:style-name="gr7" draw:text-style-name="P6" draw:layer="layout" svg:width="5.715cm" svg:height="1.27cm" svg:x="103.87cm" svg:y="87.645cm">
          <text:p text:style-name="P1"><text:span text:style-name="T5">Paragraph 7.4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xml:id="id57" draw:id="id57" draw:layer="layout" svg:width="9.525cm" svg:height="6.985cm" svg:x="37.83cm" svg:y="56.88cm">
          <text:p text:style-name="P1">Does error prevent</text:p>
          <text:p text:style-name="P1">on going interaction</text:p>
          <text:p text:style-name="P1">another N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59" draw:id="id59" draw:layer="layout" svg:width="6.604cm" svg:height="3.175cm" svg:x="39.28cm" svg:y="71.32cm">
          <text:p text:style-name="P1">Reset any state from on going inte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0" draw:id="id60" draw:layer="layout" svg:width="6.35cm" svg:height="1.905cm" svg:x="39.399cm" svg:y="76.8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58" draw:id="id58" draw:layer="layout" svg:width="6.604cm" svg:height="3.175cm" svg:x="39.28cm" svg:y="65.905cm">
          <text:p text:style-name="P1"><text:span text:style-name="T6">Send</text:span></text:p>
          <text:p text:style-name="P1"><text:span text:style-name="T6">Terminate Due to </text:span></text:p>
          <text:p text:style-name="P1"><text:span text:style-name="T6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715cm" svg:height="1.27cm" svg:x="47.154cm" svg:y="63.865cm">
          <text:p text:style-name="P1"><text:span text:style-name="T5">Paragraph 7.4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42.593cm" svg:y1="63.865cm" svg:x2="42.582cm" svg:y2="65.905cm" draw:start-shape="id57" draw:start-glue-point="6" draw:end-shape="id58" draw:end-glue-point="0" svg:d="m42593 63865v1020h-11v1020">
          <text:p/>
        </draw:connector>
        <draw:connector draw:style-name="gr4" draw:text-style-name="P1" draw:layer="layout" svg:x1="42.582cm" svg:y1="69.08cm" svg:x2="42.582cm" svg:y2="71.32cm" draw:start-shape="id58" draw:start-glue-point="2" draw:end-shape="id59" draw:end-glue-point="0" svg:d="m42582 69080v2240">
          <text:p/>
        </draw:connector>
        <draw:connector draw:style-name="gr4" draw:text-style-name="P1" draw:layer="layout" svg:x1="42.582cm" svg:y1="74.495cm" svg:x2="42.574cm" svg:y2="76.8cm" draw:start-shape="id59" draw:start-glue-point="2" draw:end-shape="id60" draw:end-glue-point="0" svg:d="m42582 74495v1152h-8v1153">
          <text:p/>
        </draw:connector>
        <draw:connector draw:style-name="gr4" draw:text-style-name="P1" draw:layer="layout" svg:x1="90.25cm" svg:y1="32.859cm" svg:x2="93.245cm" svg:y2="32.84cm" draw:start-shape="id39" draw:start-glue-point="7" draw:end-shape="id61" draw:end-glue-point="5" svg:d="m90250 32859h1498v-19h1497">
          <text:p/>
        </draw:connector>
        <draw:connector draw:style-name="gr4" draw:text-style-name="P1" draw:layer="layout" svg:x1="86.758cm" svg:y1="24.876cm" svg:x2="86.758cm" svg:y2="30.573cm" draw:start-shape="id25" draw:start-glue-point="6" draw:end-shape="id39" draw:end-glue-point="4" svg:d="m86758 24876v5697">
          <text:p/>
        </draw:connector>
        <draw:connector draw:style-name="gr4" draw:text-style-name="P1" draw:layer="layout" svg:x1="96.72cm" svg:y1="35.38cm" svg:x2="96.759cm" svg:y2="47.573cm" draw:start-shape="id61" draw:start-glue-point="6" draw:end-shape="id36" draw:end-glue-point="4" svg:d="m96720 35380v6097h39v6096">
          <text:p/>
        </draw:connector>
        <draw:connector draw:style-name="gr4" draw:text-style-name="P1" draw:layer="layout" svg:x1="100.195cm" svg:y1="32.84cm" svg:x2="103.556cm" svg:y2="32.863cm" draw:start-shape="id61" draw:start-glue-point="7" draw:end-shape="id19" draw:end-glue-point="5" svg:d="m100195 32840h1681v23h16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2.4cm" fo:page-height="116.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ueneman</meta:initial-creator>
    <meta:creation-date>2012-01-15T09:23:37</meta:creation-date>
    <dc:date>2012-01-16T19:27:16</dc:date>
    <dc:creator>Jim Kueneman</dc:creator>
    <meta:editing-duration>PT21H10M38S</meta:editing-duration>
    <meta:editing-cycles>42</meta:editing-cycles>
    <meta:generator>OpenOffice.org/3.3$Unix OpenOffice.org_project/330m20$Build-9567</meta:generator>
    <meta:printed-by>Jim Kueneman</meta:printed-by>
    <meta:print-date>2012-01-15T11:19:26</meta:print-date>
    <meta:document-statistic meta:object-count="182"/>
  </office:meta>
</office:document-meta>
</file>